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1" fo:font-weight="bold"/>
    </style:style>
    <style:style style:name="T4" style:family="text">
      <style:text-properties style:font-name="Courier New1"/>
    </style:style>
    <style:style style:name="T5" style:family="text">
      <style:text-properties fo:color="#660e7a" style:font-name="Courier New1" fo:font-weight="bold"/>
    </style:style>
    <style:style style:name="T6" style:family="text">
      <style:text-properties fo:color="#0000ff" style:font-name="Courier New1" fo:font-weight="bold"/>
    </style:style>
    <style:style style:name="T7" style:family="text">
      <style:text-properties fo:color="#008000"/>
    </style:style>
    <style:style style:name="T8" style:family="text">
      <style:text-properties fo:color="#008000" style:font-name="Courier New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<text:span text:style-name="T2">LinearLayout </text:span></text:p>
      <text:p text:style-name="P2"><text:span text:style-name="T1"><text:s text:c="4"/></text:span><text:span text:style-name="T5">android</text:span><text:span text:style-name="T6">:id=</text:span><text:span text:style-name="T8">"@+id/munkahelylista"</text:span></text:p>
      <text:p text:style-name="P2"><text:span text:style-name="T7"><text:s text:c="4"/></text:span><text:span text:style-name="T5">android</text:span><text:span text:style-name="T6">:layout_width=</text:span><text:span text:style-name="T8">"match_parent"</text:span></text:p>
      <text:p text:style-name="P2"><text:span text:style-name="T7"><text:s text:c="4"/></text:span><text:span text:style-name="T5">android</text:span><text:span text:style-name="T6">:layout_height=</text:span><text:span text:style-name="T8">"match_parent"</text:span></text:p>
      <text:p text:style-name="P2"><text:span text:style-name="T7"><text:s text:c="4"/></text:span><text:span text:style-name="T5">android</text:span><text:span text:style-name="T6">:orientation=</text:span><text:span text:style-name="T8">"vertical"</text:span><text:span text:style-name="T4">&gt;</text:span></text:p>
      <text:p text:style-name="P2"><text:s text:c="4"/><text:span text:style-name="T4">&lt;</text:span><text:span text:style-name="T3">TextView</text:span></text:p>
      <text:p text:style-name="P2"><text:span text:style-name="T1"><text:s text:c="8"/></text:span><text:span text:style-name="T5">android</text:span><text:span text:style-name="T6">:id=</text:span><text:span text:style-name="T8">"@+id/munkahely"</text:span></text:p>
      <text:p text:style-name="P2"><text:span text:style-name="T7"><text:s text:c="8"/></text:span><text:span text:style-name="T5">android</text:span><text:span text:style-name="T6">:layout_width=</text:span><text:span text:style-name="T8">"match_parent"</text:span></text:p>
      <text:p text:style-name="P2"><text:span text:style-name="T7"><text:s text:c="8"/></text:span><text:span text:style-name="T5">android</text:span><text:span text:style-name="T6">:layout_height=</text:span><text:span text:style-name="T8">"wrap_content"</text:span></text:p>
      <text:p text:style-name="P2"><text:span text:style-name="T7"><text:s text:c="8"/></text:span><text:span text:style-name="T5">android</text:span><text:span text:style-name="T6">:padding=</text:span><text:span text:style-name="T8">"10dp"</text:span></text:p>
      <text:p text:style-name="P2"><text:span text:style-name="T7"><text:s text:c="8"/></text:span><text:span text:style-name="T5">android</text:span><text:span text:style-name="T6">:text=</text:span><text:span text:style-name="T8">"@string/munkahelyeim"</text:span></text:p>
      <text:p text:style-name="P2"><text:span text:style-name="T7"><text:s text:c="8"/></text:span><text:span text:style-name="T5">android</text:span><text:span text:style-name="T6">:textSize=</text:span><text:span text:style-name="T8">"18sp" </text:span><text:span text:style-name="T4">/&gt;</text:span></text:p>
      <text:p text:style-name="P2"><text:s text:c="4"/><text:span text:style-name="T4">&lt;</text:span><text:span text:style-name="T3">ListView</text:span></text:p>
      <text:p text:style-name="P2"><text:span text:style-name="T1"><text:s text:c="8"/></text:span><text:span text:style-name="T5">android</text:span><text:span text:style-name="T6">:id=</text:span><text:span text:style-name="T8">"@+id/munkahelylist"</text:span></text:p>
      <text:p text:style-name="P2"><text:span text:style-name="T7"><text:s text:c="8"/></text:span><text:span text:style-name="T5">android</text:span><text:span text:style-name="T6">:layout_width=</text:span><text:span text:style-name="T8">"match_parent"</text:span></text:p>
      <text:p text:style-name="P2"><text:span text:style-name="T7"><text:s text:c="8"/></text:span><text:span text:style-name="T5">android</text:span><text:span text:style-name="T6">:layout_height=</text:span><text:span text:style-name="T8">"89dp"</text:span></text:p>
      <text:p text:style-name="P2"><text:span text:style-name="T7"><text:s text:c="8"/></text:span><text:span text:style-name="T5">android</text:span><text:span text:style-name="T6">:scrollbars=</text:span><text:span text:style-name="T8">"horizontal"</text:span><text:span text:style-name="T4">&gt;</text:span></text:p>
      <text:p text:style-name="P2"><text:s text:c="4"/><text:span text:style-name="T4">&lt;/</text:span><text:span text:style-name="T3">ListView</text:span><text:span text:style-name="T4">&gt;</text:span></text:p>
      <text:p text:style-name="P2"><text:s text:c="4"/><text:span text:style-name="T4">&lt;</text:span><text:span text:style-name="T3">TextView</text:span></text:p>
      <text:p text:style-name="P2"><text:span text:style-name="T1"><text:s text:c="8"/></text:span><text:span text:style-name="T5">android</text:span><text:span text:style-name="T6">:id=</text:span><text:span text:style-name="T8">"@+id/textView2"</text:span></text:p>
      <text:p text:style-name="P2"><text:span text:style-name="T7"><text:s text:c="8"/></text:span><text:span text:style-name="T5">android</text:span><text:span text:style-name="T6">:layout_width=</text:span><text:span text:style-name="T8">"wrap_content"</text:span></text:p>
      <text:p text:style-name="P2"><text:span text:style-name="T7"><text:s text:c="8"/></text:span><text:span text:style-name="T5">android</text:span><text:span text:style-name="T6">:layout_height=</text:span><text:span text:style-name="T8">"wrap_content"</text:span></text:p>
      <text:p text:style-name="P2"><text:span text:style-name="T7"><text:s text:c="8"/></text:span><text:span text:style-name="T5">android</text:span><text:span text:style-name="T6">:padding=</text:span><text:span text:style-name="T8">"10dp"</text:span></text:p>
      <text:p text:style-name="P2"><text:span text:style-name="T7"><text:s text:c="8"/></text:span><text:span text:style-name="T5">android</text:span><text:span text:style-name="T6">:text=</text:span><text:span text:style-name="T8">"@string/iskol_im"</text:span></text:p>
      <text:p text:style-name="P2"><text:span text:style-name="T7"><text:s text:c="8"/></text:span><text:span text:style-name="T5">android</text:span><text:span text:style-name="T6">:textSize=</text:span><text:span text:style-name="T8">"18sp" </text:span><text:span text:style-name="T4">/&gt;</text:span></text:p>
      <text:p text:style-name="P2"><text:s text:c="4"/><text:span text:style-name="T4">&lt;</text:span><text:span text:style-name="T3">ListView</text:span></text:p>
      <text:p text:style-name="P2"><text:span text:style-name="T1"><text:s text:c="8"/></text:span><text:span text:style-name="T5">android</text:span><text:span text:style-name="T6">:id=</text:span><text:span text:style-name="T8">"@+id/iskolalist"</text:span></text:p>
      <text:p text:style-name="P2"><text:span text:style-name="T7"><text:s text:c="8"/></text:span><text:span text:style-name="T5">android</text:span><text:span text:style-name="T6">:layout_width=</text:span><text:span text:style-name="T8">"match_parent"</text:span></text:p>
      <text:p text:style-name="P2"><text:span text:style-name="T7"><text:s text:c="8"/></text:span><text:span text:style-name="T5">android</text:span><text:span text:style-name="T6">:layout_height=</text:span><text:span text:style-name="T8">"451dp"</text:span></text:p>
      <text:p text:style-name="P2"><text:span text:style-name="T7"><text:s text:c="8"/></text:span><text:span text:style-name="T5">android</text:span><text:span text:style-name="T6">:scrollbars=</text:span><text:span text:style-name="T8">"horizontal" </text:span><text:span text:style-name="T4">/&gt;</text:span></text:p>
      <text:p text:style-name="P1">&lt;/<text:span text:style-name="T2">LinearLayout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3T14:14:44.43</meta:creation-date>
    <meta:document-statistic meta:table-count="0" meta:image-count="0" meta:object-count="0" meta:page-count="1" meta:paragraph-count="31" meta:word-count="34" meta:character-count="1016"/>
    <dc:date>2019-02-03T14:15:14.44</dc:date>
    <meta:editing-duration>PT30S</meta:editing-duration>
    <meta:editing-cycles>1</meta:editing-cycles>
    <meta:generator>OpenOffice/4.1.6$Win32 OpenOffice.org_project/416m1$Build-9790</meta:generator>
  </office:meta>
</office:document-meta>
</file>